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style:text-underline-style="none"/>
    </style:style>
    <style:style style:name="P3" style:family="paragraph" style:parent-style-name="Standard" style:list-style-name="L1">
      <style:text-properties fo:background-color="#66ff00"/>
    </style:style>
    <style:style style:name="P4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47537926019081856" text:style-name="L1">
        <text:list-item>
          <text:p text:style-name="P3">PRE-GAMMING</text:p>
          <text:list>
            <text:list-item>
              <text:p text:style-name="P1">Dark Chocolate</text:p>
            </text:list-item>
            <text:list-item>
              <text:p text:style-name="P1">Hydration</text:p>
            </text:list-item>
            <text:list-item>
              <text:p text:style-name="P1">A clear head.</text:p>
            </text:list-item>
            <text:list-item>
              <text:p text:style-name="P1">Perspective: “Mental” MA fight, 15 minute rounds (never tense up)</text:p>
            </text:list-item>
          </text:list>
        </text:list-item>
        <text:list-item>
          <text:p text:style-name="P3">DOING</text:p>
          <text:list>
            <text:list-item>
              <text:p text:style-name="P1">Exception &gt;Nulls, Catch try that shit. Use you error codes</text:p>
            </text:list-item>
            <text:list-item>
              <text:p text:style-name="P1">keep it dry</text:p>
            </text:list-item>
            <text:list-item>
              <text:p text:style-name="P1">Draw it out. Reduce that mental load.</text:p>
            </text:list-item>
          </text:list>
        </text:list-item>
        <text:list-item>
          <text:p text:style-name="P3">LEARNING</text:p>
          <text:list>
            <text:list-item>
              <text:p text:style-name="P1">Empty your cup. Eyes of a child. “I know nothing”, I “think” nothing.</text:p>
            </text:list-item>
            <text:list-item>
              <text:p text:style-name="P1">No assumptions, only truth.</text:p>
            </text:list-item>
            <text:list-item>
              <text:p text:style-name="P1">Koncepts are King, Kontext and Examples are Prince.</text:p>
            </text:list-item>
            <text:list-item>
              <text:p text:style-name="P1">Write the Koncepts as keywords. Bake that cake. Test your Journey method with the boys. Ask those questions. </text:p>
            </text:list-item>
            <text:list-item>
              <text:p text:style-name="P1">Use that Mouse Reader, @Find()</text:p>
            </text:list-item>
            <text:list-item>
              <text:p text:style-name="P2">Usable reading &amp; research only.</text:p>
            </text:list-item>
            <text:list-item>
              <text:p text:style-name="P2">Flow: Code, Read, Understand, build, Constant Transition (never fret, never tense)</text:p>
              <text:list>
                <text:list-item>
                  <text:p text:style-name="P2">DETAILS</text:p>
                  <text:list>
                    <text:list-item>
                      <text:p text:style-name="P2">Never Assume, know</text:p>
                    </text:list-item>
                    <text:list-item>
                      <text:p text:style-name="P2">sometimes: start at the end(result), move backwards to start. See what you need.</text:p>
                    </text:list-item>
                    <text:list-item>
                      <text:p text:style-name="P2">Never memorize, remember KONCEPTS</text:p>
                    </text:list-item>
                    <text:list-item>
                      <text:p text:style-name="P2">Find Patterns (blocks, brackets, symbols)</text:p>
                    </text:list-item>
                    <text:list-item>
                      <text:p text:style-name="P2">Everything is a block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EMOTIONS &amp; MENTAL</text:p>
          <text:list>
            <text:list-item>
              <text:p text:style-name="P1">This is my mental blade, my MentalMA. I lived as I died. </text:p>
            </text:list-item>
            <text:list-item>
              <text:p text:style-name="P1">Fight using my mind. (Organization,clarity, Equity, Stability, flow, creation, adrenaline)</text:p>
            </text:list-item>
            <text:list-item>
              <text:p text:style-name="P1">Stop hitting yourself. Use your mind to find angles and truth, don't loop on fear and dread.</text:p>
            </text:list-item>
            <text:list-item>
              <text:p text:style-name="P1">Never doubt, never fear. It just is. Trust yourself. Wrong or right.</text:p>
            </text:list-item>
            <text:list-item>
              <text:p text:style-name="P1">No mind is not haze. Never haze.</text:p>
            </text:list-item>
            <text:list-item>
              <text:p text:style-name="P1">SerEnity.</text:p>
            </text:list-item>
          </text:list>
        </text:list-item>
        <text:list-item>
          <text:p text:style-name="P1">Big Targets</text:p>
          <text:list>
            <text:list-item>
              <text:p text:style-name="P1">Dreader/Fearer</text:p>
            </text:list-item>
            <text:list-item>
              <text:p text:style-name="P1">Dope king/Monkey brain</text:p>
            </text:list-item>
            <text:list-item>
              <text:p text:style-name="P4">Beat them and be you. Live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 Lopez</meta:initial-creator>
    <meta:creation-date>2020-10-05T10:22:43.80</meta:creation-date>
    <dc:date>2020-10-05T12:34:59.17</dc:date>
    <dc:creator>Eli Lopez</dc:creator>
    <meta:editing-duration>PT2H11M56S</meta:editing-duration>
    <meta:editing-cycles>12</meta:editing-cycles>
    <meta:generator>OpenOffice/4.1.7$Win32 OpenOffice.org_project/417m1$Build-9800</meta:generator>
    <meta:document-statistic meta:table-count="0" meta:image-count="0" meta:object-count="0" meta:page-count="1" meta:paragraph-count="34" meta:word-count="241" meta:character-count="1337"/>
  </office:meta>
</office:document-meta>
</file>